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Times New Roman"/>
    </style:style>
    <style:style style:name="P2" style:parent-style-name="Standard" style:family="paragraph">
      <style:text-properties style:font-name="Times New Roman"/>
    </style:style>
    <style:style style:name="P3" style:parent-style-name="Standard" style:family="paragraph">
      <style:text-properties style:font-name="Times New Roman"/>
    </style:style>
    <style:style style:name="P4" style:parent-style-name="Standard" style:family="paragraph">
      <style:text-properties style:font-name="Times New Roman"/>
    </style:style>
    <style:style style:name="P5" style:parent-style-name="Standard" style:family="paragraph">
      <style:text-properties style:font-name="Times New Roman"/>
    </style:style>
    <style:style style:name="P6" style:parent-style-name="Textbody" style:family="paragraph">
      <style:paragraph-properties fo:text-align="center"/>
      <style:text-properties style:font-name="Times New Roman"/>
    </style:style>
    <style:style style:name="P7" style:parent-style-name="Textbody" style:family="paragraph">
      <style:paragraph-properties fo:text-align="justify" fo:margin-bottom="0in" fo:line-height="100%"/>
      <style:text-properties style:font-name="Times New Roman"/>
    </style:style>
    <style:style style:name="P8" style:parent-style-name="Textbody" style:family="paragraph">
      <style:paragraph-properties fo:text-align="justify" fo:margin-bottom="0in" fo:line-height="100%"/>
      <style:text-properties style:font-name="Times New Roman"/>
    </style:style>
    <style:style style:name="P9" style:parent-style-name="Textbody" style:family="paragraph">
      <style:paragraph-properties fo:text-align="justify" fo:margin-bottom="0in" fo:line-height="100%"/>
      <style:text-properties style:font-name="Times New Roman"/>
    </style:style>
    <style:style style:name="P10" style:parent-style-name="Textbody" style:family="paragraph">
      <style:paragraph-properties fo:text-align="justify" fo:margin-bottom="0in" fo:line-height="100%"/>
      <style:text-properties style:font-name="Times New Roman"/>
    </style:style>
    <style:style style:name="P11" style:parent-style-name="Textbody" style:family="paragraph">
      <style:paragraph-properties fo:text-align="justify" fo:margin-bottom="0in" fo:line-height="100%"/>
      <style:text-properties style:font-name="Times New Roman"/>
    </style:style>
    <style:style style:name="P12" style:parent-style-name="Textbody" style:family="paragraph">
      <style:paragraph-properties fo:text-align="justify" fo:margin-bottom="0in" fo:line-height="100%"/>
      <style:text-properties style:font-name="Times New Roman"/>
    </style:style>
    <style:style style:name="P13" style:parent-style-name="Standard" style:family="paragraph">
      <style:text-properties style:font-name="Times New Roman"/>
    </style:style>
  </office:automatic-styles>
  <office:body>
    <office:text text:use-soft-page-breaks="true">
      <text:p text:style-name="P1">O pedido da Defesa está incluído no rol de atribuições do Diretor da unidade prisional, que tem realizado esses agendamentos de escolta para atendimento médico através do serviço de assistência social da própria<text:s/>penitenciária, sem necessidade de intervenção deste juízo.</text:p>
      <text:p text:style-name="P2"/>
      <text:p text:style-name="P3">Ante o exposto, deixo de conhecer do pedido, determinando que a Defesa seja intimada para, em querendo, solicitar o agendamento junto à assistente social da Penitenciária.</text:p>
      <text:p text:style-name="P4"/>
      <text:p text:style-name="P5"/>
      <text:p text:style-name="P6">DECISÃO</text:p>
      <text:p text:style-name="P7">Trata-se de execução penal em desfavor do apenado acima nominado, em que  a Defesa requereu nova consulta e exames para avaliar a gravidade da da enfermidade do apenado.</text:p>
      <text:p text:style-name="P8">Instado a se manifestar, o Ministério Público opinou pelo deferimento do pedido.</text:p>
      <text:p text:style-name="P9"/>
      <text:p text:style-name="P10">O pedido da Defesa<text:s/>está incluído no rol de atribuições do Diretor da unidade prisional, que tem realizado esses agendamentos de escolta para atendimento médico através do serviço de assistência social da própria penitenciária, sem necessidade de intervenção deste juízo.</text:p>
      <text:p text:style-name="P11"/>
      <text:p text:style-name="P12">Ante o exposto, deixo de conhecer do pedido, determinando que a Defesa seja intimada para, em querendo, solicitar o agendamento junto à assistente social da Penitenciária.</text:p>
      <text:p text:style-name="P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manda Pauxis</dc:creator>
    <meta:creation-date>2019-09-02T15:17:00Z</meta:creation-date>
    <dc:date>2021-10-20T19:00:00Z</dc:date>
    <meta:template xlink:href="Normal.dotm" xlink:type="simple"/>
    <meta:editing-cycles>6</meta:editing-cycles>
    <meta:editing-duration>PT6600S</meta:editing-duration>
    <meta:document-statistic meta:page-count="1" meta:paragraph-count="2" meta:word-count="179" meta:character-count="1149" meta:row-count="8" meta:non-whitespace-character-count="972"/>
  </office:meta>
</office:document-meta>
</file>